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8ec4" officeooo:paragraph-rsid="00088ec4"/>
    </style:style>
    <style:style style:name="P2" style:family="paragraph" style:parent-style-name="Standard">
      <style:text-properties fo:font-weight="bold" officeooo:rsid="00088ec4" officeooo:paragraph-rsid="00088ec4" style:font-weight-asian="bold" style:font-weight-complex="bold"/>
    </style:style>
    <style:style style:name="P3" style:family="paragraph" style:parent-style-name="Standard">
      <style:text-properties fo:font-weight="bold" officeooo:rsid="0008df72" officeooo:paragraph-rsid="0008df72" style:font-weight-asian="bold" style:font-weight-complex="bold"/>
    </style:style>
    <style:style style:name="P4" style:family="paragraph" style:parent-style-name="Standard">
      <style:text-properties officeooo:rsid="0008df72" officeooo:paragraph-rsid="0008df72"/>
    </style:style>
    <style:style style:name="P5" style:family="paragraph" style:parent-style-name="Standard">
      <style:text-properties officeooo:rsid="0008df72" officeooo:paragraph-rsid="0008df72"/>
    </style:style>
    <style:style style:name="P6" style:family="paragraph" style:parent-style-name="Standard">
      <style:text-properties officeooo:rsid="0009cb8b" officeooo:paragraph-rsid="0009cb8b"/>
    </style:style>
    <style:style style:name="P7" style:family="paragraph" style:parent-style-name="Standard">
      <style:text-properties fo:font-weight="bold" officeooo:rsid="0009cb8b" officeooo:paragraph-rsid="0009cb8b"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FERENTIAL ATTACHMENT MODEL</text:p>
      <text:p text:style-name="P1">Hello. As we have seen before, the degree of a node in an undirected graph is the number of neighbors that it has, but sometimes we're not interested in that particular degree of a specific node. We're interested in seeing how the degrees of all the nodes are distributed across the whole network. For example, here in this network, we see that many of the nodes have degree two, some have degree three, and only one of them has a degree four, and one has degree one. We like to see how these are distributed over the network, and when we do, we look at the network's degree distribution which is the probability distribution of the degrees over the entire network. If we let P(k), where k is degree, be the degree distribution of this network, we'll find that P(k) has the following values: P(1) would be 1/9 because only one node, node E, has degree one out of all nine nodes; P(2) will be 4/9 because there are four nodes that have degree two over the nine nodes; and then P(3) is 3/9 or one-third because three nodes have degree three. We can plot the degree distribution of a network using Network X in the following way: first, we use the function degrees which returns a dictionary where the keys are nodes and the values are the degree of the nodes; and then we construct a list of sorted degrees (so this would just have the degrees of all the nodes in the network in a sorted list); then we construct a histogram that tells us how many nodes of a particular degree we have; and then we can just plot a bar plot of these histogram. If we do that for this network, this is what that histogram looks like. We see that as we had seen before, most of the nodes have degree two, then some of them have a degree three, and very few of them have degrees one and four. This allows us to see how these degrees are distributed over the network. Now, sometimes we're working with directed graphs instead of undirected graphs, and then in that case, we would be interested in the in-degree or the out-degree of the nodes. Usually, we look at the in-degree, and in this case, if we look at the in-degrees, this is how they're distributed. If we look at the in-degree distribution, say P_in(k), that degree distribution would have these values: we have P_in(0) is 2/9 because two nodes have degree zero, P_in(1) is 4/9 because four of the nodes have in-degree one and so on. We can also visualize the in-degree distribution in the same way that we did for the degree distribution in the undirected graph, but now we use the in-degree function rather than the degree function, and everything else is the same, and we can visualize the in-degree distribution of this network. So one interesting question to ask is, what does the degree distribution look like for real networks? Let me show you three examples. Here are the degree distributions of three different networks, and let me tell you what the networks are: Network A is a network of 225,000 actors connected when they appear in a movie together, B is a network of the World Wide Web so it has about 325,000 documents that are connected by URLs, and then C is a network of the US Power Grid so it's a network of about 5,000 generators connected by transmission lines. There are two things to notice about these degree distributions. The first thing is that they're all in log-log scale, meaning that the x-axis and the y-axis are both on log scale rather than linear scale. The second thing to notice is that, for at least part of these distributions, they tend to look like straight lines for all three cases. When you put those two things together when you have a degree distribution on a log-log scale and it looks kind of like a straight line, then we say that this degree distribution looks kind of like a power law. A power law degree distribution would have the form P(k) equals C times k to the negative alpha, where C and alpha are constant, and the alpha values for these three distributions that we have here are 2.3 for A, 2.1 for B, and four for C. Okay, these details are not so important, at least for this course, but the thing to know about power law degree distributions is that they tend to have most of the nodes with very, very small degree, but you have a few nodes that accumulate a very, very large degree. For example, if we look at the degree distribution for Network A, we have that most actors have a very small degree so they have appeared in movies with a very small number of other actors, but few actors actually appear in a movie with many, many actors. Some appear in at least one movie with almost 1,000 actors. You can notice that when you look at this degree distribution, these actors have accumulated a degree that's very large, almost 1,000. Whereas, most actors actually have a very small degree. And that's typical of power law degree distributions. One of the things we try to ask when we see something like this is, what could explain this property that we observe happening in many different networks? The way we try to answer this <text:soft-page-break/>question is by coming up with models that generate networks that make a few assumptions about how these networks get formed, and then they give rise to whatever properties we observe. So in this case, the question would be, can we come up with a model that generates a network that has a power law-like degree distribution? One of the models that achieves this property is called a Preferential Attachment Model. Let me tell you how the preferential attachment model works. First, we start with just two nodes that are connected by an edge, and then at each time step, we're going to add a new node, and the new node is going to connect to a single existing node. The sort of special sauce in the model comes when you decide which node to pick out of the existing nodes. The way that these new node is going to pick an existing node to attach to is going to be that it's going to choose it at random, but it's going to choose it with probability proportional to the node's current degree. So the probability of connecting to a node u that has a degree, k_u, is going to be k_u divided by the sum of all the degrees of all the other nodes. Let's run an example of this model. Again, we start with these two nodes connected by an edge, and then at each time step we're going to add a new node. Node three is going to come in and is going to attach to a single node, either node one and node two, but it's going to do so with probability proportional to their degree. But right now, node one and two both have degree of one, so the probability of choosing one and two is 50/50 for node three. Let's say, it chooses node two. Now, node four comes in, but now, node two has degree of two, and nodes one and three have degree one, and so the probability of attaching to node two is 0.5, and the probability of attaching to nodes one or three is 0.25. Node four attaches to node three, which had a lower probability. That could happen. So it attaches to node three. Now, node five comes in, and we have to recompute all the probabilities. Well, now, nodes two and three both have degree two, and nodes one and four have degree one. So nodes two and three are going to have a higher probability of attaching, and so that's 0.33 for nodes two and three, and 0.17 for nodes one and four. Let's say, five attaches to node two, and we continue this node six, again, we recompute the probabilities. Now, node two has the highest degree, so we will have the highest probability of getting that new attachment. So six, let's say, attaches to two. Now, seven comes in, we recompute the probabilities. Again, now, node two has an even higher degree so it has an ever higher probability of getting that new node. Second is node three that has a degree or two with probability of getting that new node edge at 0.2, and seven attaches to two. Node eight comes in, we recompute the probabilities. Node two probability becomes even larger, but this node eight attaches to node three, and so on. You can see how this continues. The thing to notice here is that as node two started to get larger and larger degree, its probability of getting a new edge became larger and larger as well. There is this sort of rich get richer phenomenon, where as the nodes get larger and larger degree, they also start to become more and more likely to increase their degree. What we can prove about this particular mechanism is that it gives rise to a power law. It approaches a power law as the number of nodes gets larger, and larger, and larger. So it matches the kind of degree distribution that we see in these real networks. This type of modeling technique allows us to explain or at least have some hypothesis for what kind of mechanism could give and rise to this shape of the degree distribution that we observe. For example, if we believe that a very popular actor that has appeared with many other actors in movies has a higher likelihood of getting an additional actor to co-appear in a movie than a maybe less popular actor that has not appeared with many other actors in movies, then this is the kind of mechanism that could be explaining the sort of very skewed power law distribution that we observed. In Network X, you can use the function, barabasi_albert_graph, which is named after the researchers that came up with this model, with input powers n and m, where n is the number of nodes and m is the number of new nodes that an arriving node would attach to. In our example, the way we define it, this m parameter would be one because we said that every new node would attach to only a single existing node, but you can generalize this and have it so that every node attaches to m existing nodes, and that m will not change the fact that you still get a power law degree distribution. You can use this function in Network X to create networks that follow these Preferential Attachment Model. Let's</text:p>
      <text:p text:style-name="P1"><text:s/>create one here with a million nodes and an m(1), so every node attaches to a single existing node. Now, let's plot the degree distribution in the same way that we did before except that now I'm not <text:soft-page-break/>using a bar plot, I'm using a scatter plot, and now I'm setting the scales, the y-scale and x-scales to be logged so we can see that straight line that gets formed on the log-log scale for the degree distribution. Here it is. We see that it forms the straight line that characterizes the power law degree distribution. So in summary, we have the degree distribution of a graph is the probability distribution of the degrees over the entire network, and in many real networks that we see, this degree distribution tends to look sort of like a power law because it looks sort of like a straight line on a log-log scale. We also discussed that models of networks generation allows to identify mechanisms that give rise to patterns that we observe in real networks. In this case, we observed that many real networks tend to have these power law degree distribution, and then we covered a model that gives rise to this particular property which allows us to have some insight about the kinds of things that could be given rise to these properties in real networks. In this case, this was the Preferential Attachment Model that produces these networks with power law degree distribution. In Network X, you can use this function, barabasi_albert_graph to construct networks that have n nodes and where every single node attaches to m existing nodes following the Preferential Attachment Model. That's all for today. I hope to see you next time.</text:p>
      <text:p text:style-name="P1"/>
      <text:p text:style-name="P3">SMALL WORLD NETWORKS</text:p>
      <text:p text:style-name="P4">Hello, today we're going to talk about the small world phenomenon, which suggests that the world is small in the sense that, we're all connected by very short paths between each other.</text:p>
      <text:p text:style-name="P4">Play video starting at ::19 and follow transcript0:19</text:p>
      <text:p text:style-name="P4">But how can we measure these paths, and how short are they really? So in the 1960s, a researcher named Stanley Milgram was wondering about this very question. And he set out to create and experiment that would allow him to measure how long these paths are, and whether or not they really exist. And so the set up of the experiment was the following. He chose 296 people at random as starters, all over the US, and asked them to forward a letter to a target person. This target person was a broker in Boston. And the instructions for these starters was that, they were to send the letter to the target if they knew him on a first name basis. Of course, since these were randomly selected people, most of them didn't know this person on a first name basis. So if they didn't know him, their job was to send a letter to someone else along with instructions, who they knew on a first name basis, was more likely to know the target on a first name basis. And the instructions contained some information about the target like the city where he lived, and his occupation. So then, what they did is, they checked how many letters actually arrived at the destination and how many hops they took to arrive there.</text:p>
      <text:p text:style-name="P4">Play video starting at :1:30 and follow transcript1:30</text:p>
      <text:p text:style-name="P4">And so, these were the results. Out of all 296 starters, 64 of them reached the target. So the median chain length, the number of hops that it took for these letters to get there was 6, which was consistent with this phrase of six degrees of separation. Here in this plot, we can see a histogram of the chain length for the letters that actually arrived, and we can see that they took anywhere from 1 to 10 hops to get there, but the median was 6. And so the key points here are the following. So first of all, a relatively large percentage of these letters actually arrived. If you think about the fact that these were kind of randomly selected, and that people could drop out of this and say I'm not even going to try to forward this letter to anyone. And so despite all of these things, more than 20% of the letters actually reached the target. And the second is that for the ones that reached, these paths were relatively short, right. So median of 6, a single digit, in a network of millions and millions of people, that seems pretty small. The other thing that's interesting, although we're not going to focus much in this part of it, is that people actually are able to find this short paths. So not only do these paths exist, but somehow people are able to find them, which is also got interesting.</text:p>
      <text:p text:style-name="P4">Play video starting at :2:49 and follow transcript2:49</text:p>
      <text:p text:style-name="P4">Now more recently, people have tried to answer this question but without actually running an experiment, instead looking at actual data in measuring how long these paths are. Of course in 1960s, we do not have access to very large data sets of networks but nowadays, we do. So one example of this is, looking at instant message communication among people. So researchers took a <text:soft-page-break/>network of 240 million active users on Microsoft Instant Messenger. And then they connected them if two users were engaged in a two-way communication over a period of a month. And so these defined a network, a very large network. And the estimated path length in this network, so if you take any two people at random and check what their distance between them in the network, so the shorter the length of the shortest path, the medium is estimated to be 7. Which is very close to what Milgram had found in the 1960s which was 6, and it's also very small. Here is the histogram of the distances of this particular network. We again see that these tend to be small. People have also tried to do this on using Facebook data. And so what they did is, they looked at how the distances change over time, and how they vary if you try to measure them on the full Facebook network versus just a subset of it in a particular region, like in the United States. And what they found is that, if you take the global network, the average path length in 2008 was about 5.28, and three years later in 2011, it was 4.74. So it seems like these path lengths are short and they seem to be getting smaller over time. And as you may expect, if you take a smaller region like United States, then this tend to be even smaller.</text:p>
      <text:p text:style-name="P4">Play video starting at :4:35 and follow transcript4:35</text:p>
      <text:p text:style-name="P4">So what this tells us is that, if we look at these real networks that have millions and millions of people, the average shortest path between pairs of notes tend to be on average or median, tends to be very small.</text:p>
      <text:p text:style-name="P4">Play video starting at :4:49 and follow transcript4:49</text:p>
      <text:p text:style-name="P4">So that's the first property that I wanted to discuss today. The other property that I wanted to talk about is this clustering coefficient property, which we've talked about before. So remember the local clustering coefficient of a node is the fraction of pairs of the nodes friends who are friends with each other. It's roughly talks about, are there lots of triangles are not? And when we take the average local clustering coefficient of all the nodes.</text:p>
      <text:p text:style-name="P4">Play video starting at :5:12 and follow transcript5:12</text:p>
      <text:p text:style-name="P4">And when we look at real networks, like for example Facebook in 2011, we find that the average clustering coefficient tends to be pretty high. So here is a plot that has on the x axis the degree of a node, and then on the y axis we have the average clustering coefficient. And we find that, it decreases as degree increases. So for people that have lots and lots of friends, their clustering coefficient tends to be smaller. But on average, it's still pretty large. So if you look at nodes that have say, 20 to 50 friends, they're clustering coefficient is somewhere in the 30s or so.</text:p>
      <text:p text:style-name="P4">Play video starting at :5:46 and follow transcript5:46</text:p>
      <text:p text:style-name="P4">In the Microsoft Instant Message network, the average clustering coefficient was 0.13. And in the actor network that we talked about before, the average clustering coefficient is even higher at 0.78. And so the thing to note here is that, I say that these clustering coefficients are high because, if you imagine that these graphs were completely random. Meaning, you take all of these nodes and whatever number of edges it has and you kind of just assign them at random, then you would find that the average clustering coefficient would be much, much smaller because there is nothing that's sort of making these triangles appear, right? And so, these clustering coefficients tend to be high. We think that there is something happening in the formation of the network that is sort of favoring triangle formation. So we've noticed two things. One, that social networks tend to have a high clustering coefficient and two, they tend to have small average path length. And so the next question is, can we think of a model that generates networks that have these two properties. Just like we did for the power law distribution, we observe that the networks tended to have these power law distributions. And then we covered the model that gives rise to these types of properties. And that allowed us to think about, well, maybe this model explains how these properties come about in the real data. Can we do that same kind of thing here? Well the first natural thing to do would be to check whether we already have a model of network information, preferential attachment model. Can we check if this particular model has networks with high clustering coefficient and small average path length?</text:p>
      <text:p text:style-name="P4">Play video starting at :7:22 and follow transcript7:22</text:p>
      <text:p text:style-name="P4"><text:soft-page-break/>So let's create one of a 1,000 nodes and parameter m of 4, that means that each new node is going to attach to 4 existing nodes. And let's see what its average clustering is. Well in this case, it's 0.02 which is pretty small compared to the networks that we had seen before. Now for the average shortest path length, it is 4.16, which is pretty small, it's pretty decent. So it seems that it get's one of the properties but not the other. Let's see what happens if we vary the number of nodes and the number of edges per new node perimeter m. And let's see what happens to the path link in the clustering.</text:p>
      <text:p text:style-name="P4">Play video starting at :7:59 and follow transcript7:59</text:p>
      <text:p text:style-name="P4">On the x axis, I have the number of nodes. And on the y axis, I have the average clustering coefficient. And we have different curves that represent different values of the perimeter m. And then, I have the same thing for the average shortest path. Well we serve as these networks have a small average shortest path, and the reason why is that, if you remember, these power law degree distributions have the property that some nodes have a very, very high degree. And so these high degree nodes act as hubs that connect many pairs of nodes, and make sort of bridges between them. So this is why we see that these average shortest paths tend to be kind of small. However, for the clustering side, we see that as the number of nodes increases, the average clustering coefficient also decreases and it becomes very small. And so even at 2,000 nodes, we see that the average clustering coefficient is very small, at like 0.05 or so. And we have seen networks of millions and millions of nodes that had a much larger clustering coefficient. And so it seems like the preferential attachment model, while it has the small average shortest path property, fails to have these cluster and coefficient, high cluster and coefficient property. And the reason is that, there is no mechanism in the preferential attachment model that would favor triangle formation. So it's natural that it just doesn't have that property. So now let's talk about a new model called the small world model that actually gives network that have these two properties. So first, let's discuss how the model actually works. So you start with the ring of n nodes, so basically you put n nodes in a circle, and then you have each node connected to its k nearest neighbors. So there's some parameter k to fix. And then you have fixed another parameter p between 0 and 1, and what you're going to do is, we're going to take each one of these edges that we created in the first step and with probability p, we're going to rewire it. So let's say we're taking the edge u,v with probability p, we're going to find another node w, completely at random. Or we're going to rewire it so that the edge u,v becomes u,w. You do this for each one of the edges and you're done. So let's walk through an example here. We have 12 nodes, and in the example, k will be 2, so each node is connected to its 2 nearest neighbors and p will be 0.4. I will say that these parameters k = 2 and p = 0.4 are not the typical parameters you would use for this particular model. Typically, you have a k that's much larger, and a p that's much smaller but just for the purposes of the illustration I am showing you here, I'm going to choose these parameters.</text:p>
      <text:p text:style-name="P4">Play video starting at :10:41 and follow transcript10:41</text:p>
      <text:p text:style-name="P4">So what we have to do is, we're going to have to go through every edge and decide whether we're going to rewire it or not. And we're going to rewire it with probability 0.4. And so let's stat with the edge LA and we have to decide whether to rewire or not. And let's say we use some type of random number generator and we decide that we don't rewire it, okay. And then we go to the next one and this one, we won't rewire either. We go to the next one and this one we will rewire. So now we have to pick another node at random, and in this case, we would pick G. And so this edge instead of connecting K and J, is going to connect K and G. Okay, we go to the next edge, GI and this one we're not going to rewire. The next edge, we will rewire, so we pick a node at random and rewire it. Go to the next edge, we don't rewire it. Go to the next edge, we don't rewire it. Go to the next one, and we rewire it. It becomes FJ. Go to the next one no rewire, go to the next one, rewire so it becomes the DH. Go to the next one, we rewire it and go to the next one we don''t rewire it, and we're done. So this is the network that these model produces, or at least one of the possible instances of of these networks that can be produced with these parameters. So now let's think about, what happens to this network as we sort of change this parameter p, which ends up being the kind of most interesting parameter of the network?</text:p>
      <text:p text:style-name="P4"><text:soft-page-break/>Play video starting at :12:12 and follow transcript12:12</text:p>
      <text:p text:style-name="P4">Well here's an illustration from the original paper that came up with this model. Let's think about first what happens in the extreme cases. So when p is 0, so we're looking at this type of network. What we have is a completely regular lattice. So there is no rewiring, and because every node is connected to k of its neighbors, then there are lots of triangles that get formed locally, right? Because, well it depends on the value of k, but if k is sort of large enough, then you start to form many triangles. And so this network will have pretty high clustering coefficient because it purposely going to form triangles in the beginning. And then nothing gets rewire, nothing gets changed, so it has a pretty high clustering coefficient. However, if you imagine there's been a very large network, you can imagine that the distances between nodes can get very large, right. So if you're in one side of the ring to get to the other side of the ring, you can hop a little bit but there is no long bridge that can take you there. And so, we expect that the distances would be long.</text:p>
      <text:p text:style-name="P4">Play video starting at :13:15 and follow transcript13:15</text:p>
      <text:p text:style-name="P4">Now let's think at the other extreme where we're going to rewire every single one of the edges, and so that would be this network. And so what's happening here is that, we're going to rewire every single edge. And so this network is now completely random. So we've created a bunch of long bridges. And so presumably, distances are pretty small between different nodes. But now, we kind of destroyed the sort of local structure that we had before. And so now we probably don't have many triangles there. And so while the distances are small, now the clustering also got very small. If you're In between, if p is between 0 and 1, then what you have is that some edges get rewire, so you create some long bridges. And so the distances between nodes, the average distance gets reduced. But the local structure depending on p can be maintained. So you can maintain that high clustering as well. So there's a sweet spot for the parameter p, where you can maintain both the short distances as well as the high clustering, and so let's see that next.</text:p>
      <text:p text:style-name="P4">Play video starting at :14:19 and follow transcript14:19</text:p>
      <text:p text:style-name="P4">So what is the average clustering coefficient and shortest path of a small world network? Well it depends on the parameters k and p.</text:p>
      <text:p text:style-name="P4">Play video starting at :14:26 and follow transcript14:26</text:p>
      <text:p text:style-name="P4">So here, I'm showing two plots where on the x axis we have the value of p, and on the y axis, we have the average shortest path and the average clustering. And we have curves for networks that have different parameters, k. And so what we see is that, as p increases from 0 to 0.1, notice here that we don't get anywhere close to p = 1. So, this is staying with very small values of p. What we see happening is that, the average shortest path decrease rapidly right after sort of p is away from 0, it just drops down. Whereas, the average clustering coefficient while it also decreases as p increases, it decreases much slower. So for example, an instance of a network with 1,000 nodes and k = 6 and p = 0.04 has the following values. It has a value of 8.99 average shortest path, and 0.53 average clustering coefficient. So for these types of values of p, we can achieve both of the properties that we wanted. The average shortest path being small, single digit, and the average clustering coefficient being pretty large.</text:p>
      <text:p text:style-name="P4">Play video starting at :15:33 and follow transcript15:33</text:p>
      <text:p text:style-name="P4">In NetworkX, you can use the function watts_strogatz_graph. Again named after the researchers who came up with this model, and with parameters n, k, and p. And it returns a small world network with n nodes that starts with the ring lattice, where each node is connected to its k nearest neighbors, and it has rewiring probability p.</text:p>
      <text:p text:style-name="P4">Play video starting at :15:54 and follow transcript15:54</text:p>
      <text:p text:style-name="P4">Now let's wonder about the degree distribution of the small world network. What does it look like? Well, let's use the same code that we used before to visualize the degree distributions of network. This time using a small world network with 1,000 nodes, k = 6, and p = 0.04. What we is that, it looks like this. So most nodes have degree 6. A few of them have 5 and 7, and I think maybe 1 or various small number of them has degree 4 and 8, and that's about it. And this makes sense because, well, the rewiring probabilities is very small so most of the edges aren't going to be rewired. So most of the nodes are going to stay with their degree of 6 that they had in the beginning when the <text:soft-page-break/>ring was first formed. And because there's no mechanism that sort of makes some nodes accumulate a very large degree, then none of them do.</text:p>
      <text:p text:style-name="P4">Play video starting at :16:51 and follow transcript16:51</text:p>
      <text:p text:style-name="P4">And so, while this model gets the two properties that we discussed, the clustering coefficient and the shortest paths, it doesn't get the power level degree distribution that we also observe in real networks. And the preferential attachment model gets correctly. There are certain variants of the small world network in NetworkX that you can use. So the first one addresses and issue that small world networks, in general, can become disconnected. So there's nothing that makes them so that they necessarily are in a single component. If you rewire too many of the edges, you could end up with more than one connected component. And this is sometimes something we don't want. Sometimes we want to create a network that is connected, where every node can reach every other node. And so if that's what we need, then we can use the function connected watts_strogatz_graph, which has the same parameters except it has an additional parameter t. And what it does is, it runs the standard watts_strogatz_graph model up to t times until it returns a connected small world network. So it kind of keeps trying different iterations of the model until it gets one that's connected. Unless it runs out of tries, which if it tries more than t times, then it returns some type of error. There's also the newman_watts_strogatz_graph, which is very similar to its small world model. But instead of rewiring the edges, when it's time to rewire an edge, it actually adds a new edge and leaves the other one still in the network, and still does this with probability p. So instead of rewiring, it adds additional edges. In summary, today we looked at real networks and we found that they appear to have a small shortest path. And that they tend to have high clustering coefficient. And we found that this preferential attachment model that we talked about last time produces that works that have small shortest paths, but they also have a very small in clustering coefficient. So then we talked about a new model, the small world a model, that starts with a ring lattice with nodes connected to the k nearest neighbors, so it starts out a very high clustering. But then it rewires some of the edges with probability p. And we found that for some values of p, namely for very small values of p, this small world networks have a small average shortest path. Because new long edges are added to that network and those create bridges for nodes to reach each other. And they still maintain these high clustering coefficient, which matches what we observe in the real networks that we look at. However, the degree distribution of a small world network is not a power law, as we had also seen in real data. And on NetworkX, you can use the function watts_strogatz_graph or some of the other variants that we covered to produce small world networks. And that's all for today, I hope to see you next time.</text:p>
      <text:p text:style-name="P4"/>
      <text:p text:style-name="P7">LINK PREDICTION</text:p>
      <text:p text:style-name="P6">Hello, this week, we've been looking at networks as dynamic structures that change over time. In the past two videos, we looked at different models of network evolution. That given the dynamics for how a network evolves from the beginning to the end. Today we're going to look at a related problem which is given a fixed network, can we predict how this network is going to look in the future. And more specifically, we're going to be looking at the link prediction problem. Which is given a network, can we predict which edges are going to be formed in the future? This problem has a lot of applications, for example if you're Facebook and you want to create a friend recommendation algorithm or a friend recommender to tell people who they should friend. Then, basically you're solving this problem. You're looking at the current Facebook network and you're trying to predict which new friendships are likely to form in the future. Let's take this small network as an example and let's try to ask the question, what new edges are likely to be formed? And more specifically, let's formulate the problem in this way. Let's say that we take a specific pair of nodes and we want to assess whether or not they're likely to connect. What we're going to do today is we're going to go over several measures, seven of them, to try to make this assessment. To try to decide whether a specific pair of nodes are likely to become friends or not. And so, we've actually thought about this kind of question before. If you remember, we talked about triadic closure which is the tendency for people who share connections in a social network to become connected <text:soft-page-break/>themselves. So triadic closure actually gives us a hint for what the first measure that we're going to look at is. And that is very simple measure, just look at the number of common neighbors that the two nodes have. Now this is very simple, but let me define this measure to introduce some notation. So we're going to say that the number of common neighbors of nodes X and Y is going to be the size of a set, which is the intersection of the sets N(X) and N(Y), where N(X) defines the set of neighbors of the node X. And so for example, the common neighbor measure for nodes A, C in this network is going to be 2 because nodes A and C have two common neighbors. That is node B and node D. So A, C have two common neighbors. In network X, we can use the function common neighbors, which takes in as input the graph to nodes. And it outputs an iterator of all the common neighbors of the two nodes. And so here, what I'm doing is I'm creating a list of tuples which have the two nodes and the number of common neighbors. And I'm only including the nodes that are not connected with each other. The ones that don't have an edge between them by using the function non_edges. And if I sort this list, we can see the pairs of nodes that have the most common neighbors between them. And we see that the pair A, C has two neighbors in common, there are many others that have only one neighbor in common. And then many others that have zero neighbors in common. And so if we start to compare between different edges, for example we look at the pair A, G and the pair H, I, and ask, which one of these two is more likely to become connected? Then by looking at the number of common neighbors, we actually can't tell, because both of these have exactly one neighbor in common. And so let's look at other measures that may potentially give us different answers for these particular pairs of nodes. The next measure we're going to look at is called the Jaccard coefficient. And what it does is that it looks at the number of common neighbors but it normalizes it by the total number of neighbors of the two nodes. So the way that we write it down is we say the Jaccard coefficient of nodes X and Y is going to be the fraction of the number of common neighbors. That's in the numerator, so it's the intersection of the sets N(X) and N(Y), divided by the number of neighbors of X and Y which would be the union of N(X) and N(Y). And so here, the pair of nodes of A and C, have a Jaccard coefficient of one-half because they have two common neighbors, B and D. And they have four total neighbors, nodes B, D, E, and F. And so that's 2 over 4 which is one-half. In network X, we can use the function jaccard_coefficient which takes as input the graph and it outputs an iterator of tuples which have the two nodes and the Jaccard coefficient of the two nodes. But it only outputs the pairs of nodes that are not already connected, so the non edges. So if we sort this list, we now find that I, H have the highest Jaccard coefficient of 1. And that's because I and H are both connected to a single neighbor which is a common neighbor G. Whereas the nodes A and G, they have one common neighbor, but they have more neighbors that are in the union of the neighbors of A and G. And so, therefore, they have a lower Jaccard coefficient. The next measure is called the Research Allocation Index. And the intuition behind it is that it considers a fraction of a resource for example, information or something else that a node can send to another node through their common neighbors. And so first, let me tell you how it's defined mathematically and then I'll tell you a little bit more about what the intuition is behind the measure. So the Resource Allocation index of the nodes X, Y is going to be the sum over all the common neighbors of X and Y of one over the degree of the nodes. So in this case, if X and Y have a lot of common neighbors and they're going to have a large Resource Allocation index. But if they have a lot of neighbors that have low degree, then they're going to have an even larger Resource Allocation index. Now what's the intuition behind this? Let's consider two nodes X and Y, and let's say that we're measuring the Resource Allocation index between these two nodes. And let's say that they have exactly one common neighbor, Z. Now imagine that X is trying to send to Y a unit of something, let's say information or something else. And is going to do so by passing it for X to Z and then hoping that Z will pass this unit to Y. But actually what Z does is that when it receives this unit from X is going to distribute this unit evenly among all the neighbors of Z. Then in that case, well Y is only going to get a fraction of that unit. And which fraction depends on what the degree of Z is. So if Z has degree N, then Y is only going to get 1 over N of that unit. And so if Z is the only common neighbor of X and Y, and Z has a lot of neighbors, a very large degree. Then X is going to be able to send less to Y, than if Z had a very few neighbors. And so that's why this <text:soft-page-break/>research allocation index penalizes pairs of nodes that have common neighbors that themselves have lots of other neighbors. So for example, when we measure the Resource Allocation index of nodes A and C, we would have one-third for node B. because node B is the common neighbor of A and C and has degree of 3, plus 1 over 3 which is for node D, which also has degree 3 and it's also a common neighbor of A and C. So the Resource Allocation index of A, C is going to be two-thirds. We can use the function of Resource Allocation index to compute the Resource Allocation index of all pairs of nodes that are not connected by an edge already in the graph. And if we sort it, we can see the Resource Allocation index of all pairs in this network. And if we look at the two edges that we're being kind of following, we see that in this case, A, G has a higher Resource Allocation index than I, H. And that is because I, H has a common neighbor which is G. But G has a high degree, has a degree of four. Whereas A, G, they're common neighbor is E, and E has a slightly smaller degree of three. So, that will give A, G a larger Resource Allocation index than I, H. The next measure is called the Adamic-Adar index. Which is very similar to the research allocation index. The only difference is that rather than dividing by the degree, it divides by the log of the degree. So in this case, the Adamic-Adar index for nodes A, C instead of being 2 over 3 is going to be 1 over the log of 3 plus 1 over the log of 3, which is 1.82. And there's a function for it too that you can use in network X is Adamic-Adar index. And again, we can compare A, G and H, I but in this case, it's going to be very similar to the Resource Allocation index. And so all we did was to put the log in the denominator. Next, measure 5 is going to be the preferential attachment score. So, if you recall, the preferential attachment model has the feature that nodes that have very high degree are more likely to get more neighbors. And so, the intuition behind this measure is that, well, if I'm looking at a pair of nodes and they both have a very high degree, then they're more likely to be connected to each other in the future. And so, what it does, is very simply, to take the product of the degree of the two nodes. And so, it's very simple. The preferential attachment score of X, Y is going to be the product of the number of neighbors of X, times the number of neighbors of Y. And A, C would have a preferential attachment score of 9. In network X, we can use the preferential_attachment function to compute the preferential attachment score over all the pairs of nodes that are not connected by an edge already. And here we can look at two edges that we've been following, A, G and H, I. And we see that A, G has a higher preferential attachment score than I, H, and that's because A has a degree of 3 and G has a degree of 4, which makes the preferential attachment score of 12. Whereas, I and H both only have one neighbor and so they have a score of 1. Okay, next, we're going to look at two other measures, that take in to account the community structure of the network. So in cases where you have</text:p>
      <text:p text:style-name="P6"><text:s/>a network and on top of the network, you have some knowledge about different communities. And here we'll think of communities as sets of nodes and we'll make the assumption that each node belongs only to one community. So one example is if this network was, for example, a network of communication among employees in a company. Then you may think that the department for which an employee works for would define a community. So for example, there's HR, and there's legal and so on, and so you could imagine thinking of those as communities. So if you had that type of structure, then you could use different measures for determining whether two nodes are likely to connect to each other or not. So in this case, let's assume that these network has two communities. So, these are the two communities. So there's A, B, D and C belong to Community 1, and the other nodes belong to Community 2. And what these two measures do, is they make the assumption that if two nodes belong to the same community, and they have many neighbors that also belong to the same community. Then they're more likely to form an edge, than if they had neighbors that belong to different communities, or if the two nodes themselves were in different communities. That's sort of the basic assumption that we make. And so this allows us to compute new measures, and so let's go over two of them. So the sixth measures that we are going to look at today is the number of common neighbors. But with a bonus for neighbors that belong to the same community as the two nodes we're looking at. So this is called the Common Neighbor Soundarajan-Hopcroft score. And if we're looking at nodes X and Y is simply going to be the number of common neighbors. So the size of intersection of N(X) and N(Y), plus some bonus, which is going to be the sum over all the <text:soft-page-break/>common neighbors of this function, f(u). And f(u) is simply an indicator that tells us whether the u, which is a common neighbor of X and Y, belongs to the same community as X and Y, or not. And if it does, then it's a 1. If not, it's a 0. So it just simply gives a bonus for the common neighbors that belong to the same community as X and Y. And so for example, if we look at nodes A and C, their common neighbors are B and D, and they all belong to the same community. So A and C would get a score of 2 for having two common neighbors plus 2 bonus points, so we get 4. Nodes E and I would have a score of 2 because they both have a common neighbor, namely, G. And it belongs to the same community. So it would get a bonus point for a total of 2. But if we look at the edge A, G for example, they have one common neighbor, namely, E. But A and G are not in the same community. So E is not in the same community as A and G. Therefore A and G have a score of just 1. Now to use this on network X, we first have to tell network X which communities each node belongs to. So here, we're adding an attribute to each one of the nodes named, community, that tells which community the node belongs to. So for A through D, we'll say it belongs to community 0, and for the other ones it belongs to the community 1. And now we can use the function cn_soundarajan_hopcroft(G) which outputs an iterator of the tuples with the nodes and the score for each one, each pair, that is not already connected by an edge. And we can sort it and find which nodes have the highest score. And if we look at the two edges that we've been following, then we find that I, H has a score of 2, because their common neighbor G belongs to the same community as A do, whereas A, G has a score of 1. The last measure we're going to look at is a measure that is similar to the Resource Allocation index but it only takes into account nodes that are in the same community as the two nodes we're looking at. So if we're computing this measure which is called the Resource Allocation Soundarajan-Hopcroft score. And this is after the researchers that came up with this measure of X and Y. Then what we do is we sum over all the neighbors of X and Y. And rather than summing just one over the degree of the nodes of the common neighbors like we did in the standard Resource Allocation index. We now have this f(u) in the denominator of the fraction. And this function f(u) again is the same as before is 1, if u belongs to the same community as X and Y, and 0 otherwise. So in the case where you have a common neighbor that does not belong to the same community as X and Y, then that neighbor is not contributing anything to the sum because you have a 0 in the numerator. And so if we look at some examples for the nodes A and C, we would find that, well, because both of the neighbors B and D belong to the same community as A, C. Then we have the same score as we did before, and 1 over 3 plus 1 over 3, which is two-thirds for this Resource Allocation index. And if we look at for example, nodes E and I, we find that well, they have one common node which is node G. And node G has a degree of 4, so it has a score of 1 over 4 because G belongs to same community as E and I. However, if we look at two nodes that are not in the same community like A and G. Then they would have score 0 because their common neighbor, while they have one, namely E, belongs to a different community as at least one of the two nodes. And so, it doesn't contribute anything to the sum, so these two don't get anything in the sum. So we get a score of 0. We can use this function in network X, ra_index_soundarajan_hopcroft to compute the scores of all the non edges. And here, we find that I, H has a score of 0.25, whereas A, G has score of 0. Again because A, G, their common neighbor is not in the same community, at least one of A and G. And so in this case again, we find that I, H has a higher score. Okay, so these were the seven measures I wanted to talk about today and I want to point out two things. One, none of these measures actually tell you whether or not you should predict that a particular edge is going to come up in the future or not. It just gives a score that is supposed to give you a sense for whether or not these two nodes are likely to connect. The second thing is that different measures can give you different scores, right? So for example, we saw that some measures would give the edge H, I, a higher score that A,G and some measures would do the opposite. And so these measures aren't necessarily consistent with each other. So if you're actually trying to solve the link-prediction problem, typically what would happen is that you would use these measures as features. And then you would use a classifier, if you have some label data, you would train a classifier and use these measures as features in order to make the prediction. And so in summary, we talked about the link prediction problem which says that given a network, we´re tying to predict which edges are going to <text:soft-page-break/>be formed in the future. And to do so, we've talked about the five different measures, the number of common neighbors, the Jaccard coefficient, which takes the number of common neighbors, but normalizes by the total number of neighbors that the two nodes have. The Resource Allocation index which is thinking along the lines of, if I know I needed to pass information or pass a resource to another node through their common neighbors, how much of that would actually get there? The Adamic-Adar index which is similar to the Resource Allocation index, but it takes the log in the denominator. And the preferential attachment score which bases the score on the idea that in preferential attachment, nodes with high degree tend to accumulate more edges. As well as two measures that require community information. So if you do have community information on your network, then you can use these two, and they're very similar to other ones we saw above. We have one that takes the common neighbors and it gives a bonus for the common neighbors that are in the same community as the two nodes. And then the Resource Allocation one which only considers common neighbors that are in the same community as the two nodes. And this is all for this video, I hope to you see next time, tha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09:48:41.822430026</meta:creation-date>
    <dc:date>2021-05-25T09:28:06.275991564</dc:date>
    <meta:editing-duration>PT2M59S</meta:editing-duration>
    <meta:editing-cycles>3</meta:editing-cycles>
    <meta:generator>LibreOffice/6.0.7.3$Linux_X86_64 LibreOffice_project/00m0$Build-3</meta:generator>
    <meta:document-statistic meta:table-count="0" meta:image-count="0" meta:object-count="0" meta:page-count="11" meta:paragraph-count="42" meta:word-count="9305" meta:character-count="49929" meta:non-whitespace-character-count="40664"/>
  </office:meta>
</office:document-meta>
</file>